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2pt" officeooo:rsid="0013c727" officeooo:paragraph-rsid="0013c727" style:font-size-asian="12pt" style:font-size-complex="12pt"/>
    </style:style>
    <style:style style:name="P2" style:family="paragraph" style:parent-style-name="Preformatted_20_Text">
      <style:paragraph-properties fo:text-align="start" style:justify-single-word="false"/>
      <style:text-properties fo:font-size="12pt" officeooo:rsid="0013c727" officeooo:paragraph-rsid="0013c727" style:font-size-asian="12pt" style:font-size-complex="12pt"/>
    </style:style>
    <style:style style:name="P3" style:family="paragraph" style:parent-style-name="Preformatted_20_Text">
      <style:paragraph-properties fo:text-align="center" style:justify-single-word="false"/>
      <style:text-properties fo:font-size="12pt" officeooo:rsid="0086fcca" officeooo:paragraph-rsid="0086fcca" style:font-size-asian="12pt" style:font-size-complex="12pt"/>
    </style:style>
    <style:style style:name="P4" style:family="paragraph" style:parent-style-name="Preformatted_20_Text">
      <style:paragraph-properties fo:text-align="start" style:justify-single-word="false"/>
      <style:text-properties fo:font-size="12pt" officeooo:rsid="001eee2d" officeooo:paragraph-rsid="001eee2d" style:font-size-asian="12pt" style:font-size-complex="12pt"/>
    </style:style>
    <style:style style:name="P5" style:family="paragraph" style:parent-style-name="Preformatted_20_Text">
      <style:paragraph-properties fo:text-align="start" style:justify-single-word="false"/>
      <style:text-properties fo:font-size="12pt" officeooo:rsid="002f7a58" officeooo:paragraph-rsid="002f7a58" style:font-size-asian="12pt" style:font-size-complex="12pt"/>
    </style:style>
    <style:style style:name="P6" style:family="paragraph" style:parent-style-name="Preformatted_20_Text">
      <style:paragraph-properties fo:text-align="start" style:justify-single-word="false"/>
      <style:text-properties fo:font-size="12pt" officeooo:rsid="00ab44f1" officeooo:paragraph-rsid="00ab44f1" style:font-size-asian="12pt" style:font-size-complex="12pt"/>
    </style:style>
    <style:style style:name="P7" style:family="paragraph" style:parent-style-name="Preformatted_20_Text">
      <style:paragraph-properties fo:text-align="start" style:justify-single-word="false"/>
      <style:text-properties fo:font-size="12pt" officeooo:rsid="00ab44f1" officeooo:paragraph-rsid="00b07475" style:font-size-asian="12pt" style:font-size-complex="12pt"/>
    </style:style>
    <style:style style:name="P8" style:family="paragraph" style:parent-style-name="Preformatted_20_Text">
      <style:paragraph-properties fo:text-align="start" style:justify-single-word="false"/>
      <style:text-properties fo:font-size="12pt" style:text-underline-style="solid" style:text-underline-width="auto" style:text-underline-color="font-color" officeooo:rsid="0013c727" officeooo:paragraph-rsid="0013c727" style:font-size-asian="12pt" style:font-size-complex="12pt"/>
    </style:style>
    <style:style style:name="P9" style:family="paragraph" style:parent-style-name="Preformatted_20_Text">
      <style:paragraph-properties fo:text-align="start" style:justify-single-word="false"/>
      <style:text-properties fo:font-size="12pt" style:text-underline-style="solid" style:text-underline-width="auto" style:text-underline-color="font-color" officeooo:rsid="00701e11" officeooo:paragraph-rsid="00701e11" style:font-size-asian="12pt" style:font-size-complex="12pt"/>
    </style:style>
    <style:style style:name="P10" style:family="paragraph" style:parent-style-name="Preformatted_20_Text">
      <style:paragraph-properties fo:text-align="start" style:justify-single-word="false"/>
      <style:text-properties fo:font-size="12pt" style:text-underline-style="solid" style:text-underline-width="auto" style:text-underline-color="font-color" officeooo:rsid="0076be89" officeooo:paragraph-rsid="0076be89" style:font-size-asian="12pt" style:font-size-complex="12pt"/>
    </style:style>
    <style:style style:name="P11" style:family="paragraph" style:parent-style-name="Preformatted_20_Text">
      <style:paragraph-properties fo:text-align="start" style:justify-single-word="false"/>
      <style:text-properties fo:font-size="12pt" style:text-underline-style="solid" style:text-underline-width="auto" style:text-underline-color="font-color" officeooo:rsid="001eee2d" officeooo:paragraph-rsid="001eee2d" style:font-size-asian="12pt" style:font-size-complex="12pt"/>
    </style:style>
    <style:style style:name="P12" style:family="paragraph" style:parent-style-name="Preformatted_20_Text">
      <style:paragraph-properties fo:text-align="start" style:justify-single-word="false"/>
      <style:text-properties fo:font-size="12pt" style:text-underline-style="solid" style:text-underline-width="auto" style:text-underline-color="font-color" officeooo:rsid="002e69e6" officeooo:paragraph-rsid="002e69e6" style:font-size-asian="12pt" style:font-size-complex="12pt"/>
    </style:style>
    <style:style style:name="P13" style:family="paragraph" style:parent-style-name="Preformatted_20_Text">
      <style:paragraph-properties fo:text-align="start" style:justify-single-word="false"/>
      <style:text-properties fo:font-size="12pt" style:text-underline-style="none" officeooo:rsid="00701e11" officeooo:paragraph-rsid="00701e11" style:font-size-asian="12pt" style:font-size-complex="12pt"/>
    </style:style>
    <style:style style:name="P14" style:family="paragraph" style:parent-style-name="Preformatted_20_Text">
      <style:paragraph-properties fo:text-align="start" style:justify-single-word="false"/>
      <style:text-properties fo:font-size="12pt" style:text-underline-style="solid" style:text-underline-width="auto" style:text-underline-color="font-color" officeooo:rsid="001eee2d" officeooo:paragraph-rsid="001eee2d" style:font-size-asian="12pt" style:font-size-complex="12pt"/>
    </style:style>
    <style:style style:name="P15" style:family="paragraph" style:parent-style-name="Preformatted_20_Text">
      <style:paragraph-properties fo:text-align="start" style:justify-single-word="false"/>
      <style:text-properties fo:font-size="12pt" style:text-underline-style="none" officeooo:rsid="00701e11" officeooo:paragraph-rsid="00701e11" style:font-size-asian="12pt" style:font-size-complex="12pt"/>
    </style:style>
    <style:style style:name="P16" style:family="paragraph" style:parent-style-name="Preformatted_20_Text">
      <style:paragraph-properties fo:text-align="start" style:justify-single-word="false"/>
      <style:text-properties fo:font-size="12pt" officeooo:rsid="00c57dd7" officeooo:paragraph-rsid="00c57dd7" style:font-size-asian="12pt" style:font-size-complex="12pt"/>
    </style:style>
    <style:style style:name="P17" style:family="paragraph" style:parent-style-name="Preformatted_20_Text">
      <style:paragraph-properties fo:text-align="start" style:justify-single-word="false"/>
      <style:text-properties fo:font-size="12pt" officeooo:rsid="00c881fc" officeooo:paragraph-rsid="00c881fc" style:font-size-asian="12pt" style:font-size-complex="12pt"/>
    </style:style>
    <style:style style:name="P18" style:family="paragraph" style:parent-style-name="Preformatted_20_Text">
      <style:paragraph-properties fo:text-align="start" style:justify-single-word="false"/>
      <style:text-properties fo:font-size="12pt" officeooo:rsid="00c9a1a3" officeooo:paragraph-rsid="00c9a1a3" style:font-size-asian="12pt" style:font-size-complex="12pt"/>
    </style:style>
    <style:style style:name="P19" style:family="paragraph" style:parent-style-name="Preformatted_20_Text">
      <style:paragraph-properties fo:text-align="start" style:justify-single-word="false"/>
      <style:text-properties style:font-name="Century Schoolbook L" fo:font-size="12pt" style:text-underline-style="none" officeooo:rsid="00701e11" officeooo:paragraph-rsid="00701e11" style:font-size-asian="12pt" style:font-size-complex="12pt"/>
    </style:style>
    <style:style style:name="P20" style:family="paragraph" style:parent-style-name="Preformatted_20_Text">
      <style:paragraph-properties fo:text-align="start" style:justify-single-word="false"/>
      <style:text-properties style:font-name="Courier 10 Pitch" fo:font-size="10pt" style:text-underline-style="none" officeooo:rsid="00701e11" officeooo:paragraph-rsid="00701e11" style:font-size-asian="10pt" style:font-size-complex="10pt"/>
    </style:style>
    <style:style style:name="T1" style:family="text">
      <style:text-properties officeooo:rsid="003e9b1c"/>
    </style:style>
    <style:style style:name="T2" style:family="text">
      <style:text-properties officeooo:rsid="007216d8"/>
    </style:style>
    <style:style style:name="T3" style:family="text">
      <style:text-properties officeooo:rsid="0087b732"/>
    </style:style>
    <style:style style:name="T4" style:family="text">
      <style:text-properties officeooo:rsid="0089a196"/>
    </style:style>
    <style:style style:name="T5" style:family="text">
      <style:text-properties officeooo:rsid="008b8cf1"/>
    </style:style>
    <style:style style:name="T6" style:family="text">
      <style:text-properties officeooo:rsid="0099fb50"/>
    </style:style>
    <style:style style:name="T7" style:family="text">
      <style:text-properties officeooo:rsid="009b90e8"/>
    </style:style>
    <style:style style:name="T8" style:family="text">
      <style:text-properties officeooo:rsid="009c8d31"/>
    </style:style>
    <style:style style:name="T9" style:family="text">
      <style:text-properties officeooo:rsid="009e866f"/>
    </style:style>
    <style:style style:name="T10" style:family="text">
      <style:text-properties officeooo:rsid="009f7c97"/>
    </style:style>
    <style:style style:name="T11" style:family="text">
      <style:text-properties officeooo:rsid="00a14e27"/>
    </style:style>
    <style:style style:name="T12" style:family="text">
      <style:text-properties officeooo:rsid="00a3dd9b"/>
    </style:style>
    <style:style style:name="T13" style:family="text">
      <style:text-properties officeooo:rsid="00acd0ae"/>
    </style:style>
    <style:style style:name="T14" style:family="text">
      <style:text-properties officeooo:rsid="00ae9c3c"/>
    </style:style>
    <style:style style:name="T15" style:family="text">
      <style:text-properties officeooo:rsid="00b1066e"/>
    </style:style>
    <style:style style:name="T16" style:family="text">
      <style:text-properties officeooo:rsid="00b11ffd"/>
    </style:style>
    <style:style style:name="T17" style:family="text">
      <style:text-properties officeooo:rsid="00b18981"/>
    </style:style>
    <style:style style:name="T18" style:family="text">
      <style:text-properties officeooo:rsid="00b2e3c7"/>
    </style:style>
    <style:style style:name="T19" style:family="text">
      <style:text-properties officeooo:rsid="00b48d72"/>
    </style:style>
    <style:style style:name="T20" style:family="text">
      <style:text-properties officeooo:rsid="00b7873c"/>
    </style:style>
    <style:style style:name="T21" style:family="text">
      <style:text-properties officeooo:rsid="00bf22ec"/>
    </style:style>
    <style:style style:name="T22" style:family="text">
      <style:text-properties style:font-name="Garuda" officeooo:rsid="0099fb50"/>
    </style:style>
    <style:style style:name="T23" style:family="text">
      <style:text-properties style:font-name="Courier 10 Pitch" officeooo:rsid="0099fb50"/>
    </style:style>
    <style:style style:name="T24" style:family="text">
      <style:text-properties style:font-name="Courier 10 Pitch" fo:font-size="10pt" officeooo:rsid="0099fb50" style:font-size-asian="10pt" style:font-size-complex="10pt"/>
    </style:style>
    <style:style style:name="T25" style:family="text">
      <style:text-properties style:font-name="Liberation Mono" officeooo:rsid="00c0a18d"/>
    </style:style>
    <style:style style:name="T26" style:family="text">
      <style:text-properties style:font-name="Liberation Mono" fo:font-size="12pt" officeooo:rsid="00c0a18d" style:font-size-asian="10.5pt" style:font-size-complex="12pt"/>
    </style:style>
    <style:style style:name="T27" style:family="text">
      <style:text-properties style:font-name="Liberation Mono" fo:font-size="12pt" officeooo:rsid="00c25c18" style:font-size-asian="10.5pt" style:font-size-complex="12pt"/>
    </style:style>
    <style:style style:name="T28" style:family="text">
      <style:text-properties officeooo:rsid="00cd11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1</text:p>
      <text:p text:style-name="P3">OFFROAD</text:p>
      <text:p text:style-name="P2"/>
      <text:p text:style-name="P8">Problem</text:p>
      <text:p text:style-name="P2"><text:tab/><text:span text:style-name="T3">Yeni aldığınız offroad arabanızla bir çölde keşif sürüşü yapmaya karar verdiniz. Arabanıza istediğiniz büyüklükte yakıt deposu takabilirsiniz. En az ne kadar büyüklükte yakıt deposu ile işinizi halledebilirsiniz?</text:span></text:p>
      <text:p text:style-name="P2"><text:tab/><text:span text:style-name="T4">Çölde arabanızla dümdüz yolda ilerlediğinizi farzedin. Arabanızla giderken başınıza bir sürü olay geliyor. Yol engebeli bir hal alabiliyor dolayısıyla yakıt tüketiminiz artabiliyor, yakıt deposunda delik oluşabiliyor dolayısıyla yakıt boşa akabiliyor. Tabi iyi şeyler de başınıza gelebiliyor. Yolda giderken benzin istasyonu bulup deponuzu ağzına kadar doldurabiliyorsunuz. Veya bir tamirciye denk gelip yakıt deponuzdaki delikleri onartabiliyorsunuz.</text:span></text:p>
      <text:p text:style-name="P2"><text:tab/><text:span text:style-name="T5">Yolun hangi kilometrelerinde hangi olayların başınıza geleceği verildiğinde, yolu tamamlamak için gereken minimum depo büyüklüğünü bulunuz.</text:span></text:p>
      <text:p text:style-name="P2"/>
      <text:p text:style-name="P9">Input</text:p>
      <text:p text:style-name="P13"><text:tab/><text:span text:style-name="T2">Input birden fazla testten oluşmaktadır. Her test maksimum 50 olaydan oluşmaktadır. Her olay olayın gerçekleştiği km, olayın adı ve (varsa) ek bir bilgiden oluşur. Her test şu şekildedir:</text:span></text:p>
      <text:p text:style-name="P19"/>
      <text:p text:style-name="P19"><text:tab/><text:span text:style-name="T24">Her satır yolda başınıza gelecek bir olayı gösterir. Olaylar şu şekilde verilmiştir:</text:span></text:p>
      <text:p text:style-name="P20"><text:tab/><text:span text:style-name="T7">[km] Yakit Tuketimi [deger]: [km] ile verilen km’de yakit tüketiminizin [deger] degerine indiği/çıktığını gösterir. [deger] değeri 100 km başına ne kadar yakıt harcadığınızı gösterir. [deger] değeri [1,30] aralığındadır.</text:span></text:p>
      <text:p text:style-name="P20"><text:tab/><text:span text:style-name="T8">[km] Delik: [km] ile verilen km’de yakıt deponuzda yeni bir delik oluştuğunu gösterir. Her delik kilometre başına yakıt kaybını 1 litre artırır. Birden fazla delik varsa her deliğin etkisi toplanır.</text:span></text:p>
      <text:p text:style-name="P20"><text:tab/><text:span text:style-name="T9">[km] Benzin Istasyonu: [km] ile verilen km’de bir benzin istasyonuna rastlayıp deponuzu doldurursunuz.</text:span></text:p>
      <text:p text:style-name="P20"><text:tab/><text:span text:style-name="T9">[km] Tamirci: [km] ile verilen km’de bir tamirciye rastlayıp deponuzdaki bütün delikleri tamir ettirirsiniz.</text:span></text:p>
      <text:p text:style-name="P20"><text:tab/><text:span text:style-name="T10">[km] Hedef: [km] ile verilen km’nin hedefiniz olduğunu belirtir.</text:span></text:p>
      <text:p text:style-name="P20"><text:tab/><text:span text:style-name="T21">Testin ilk satırı “0 Yakit Tuketimi [deger]” olacaktır.</text:span></text:p>
      <text:p text:style-name="P20"><text:tab/><text:span text:style-name="T21">Testin son satırı “[km] Hedef” olacaktır.(Sadece bir adet Hedef satırı olacaktır.)</text:span></text:p>
      <text:p text:style-name="P20"><text:tab/><text:span text:style-name="T21">Testlerdeki olaylar oluş sırasına göre verilecektir, yani [km] değerleri azalmayan şekilde sıralanacaktır. Aynı [km] değerinde birden fazla olay olabilir.</text:span></text:p>
      <text:p text:style-name="P20"><text:tab/><text:span text:style-name="T20">[km] ve [deger] değerleri tamsayıdır.</text:span></text:p>
      <text:p text:style-name="P20"/>
      <text:p text:style-name="P20"><text:tab/><text:span text:style-name="T27">Inputun sonu “0 Yakit Tuketimi 0” satırı ile belli edilecektir.</text:span></text:p>
      <text:p text:style-name="P13"/>
      <text:p text:style-name="P10">Output</text:p>
      <text:p text:style-name="P2"><text:tab/><text:span text:style-name="T28">Her test için tek satırda minimum gereken yakıt miktarını virgülden sonra 3 basamak hassaslıkta bastırınız.</text:span></text:p>
      <text:p text:style-name="P2"/>
      <text:p text:style-name="P2"/>
      <text:p text:style-name="P2"/>
      <text:p text:style-name="P11"><text:soft-page-break/>Örnek Input</text:p>
      <text:p text:style-name="P17">0 Yakit Tuketimi 5</text:p>
      <text:p text:style-name="P17">120 Hedef</text:p>
      <text:p text:style-name="P17">0 Yakit Tuketimi 17</text:p>
      <text:p text:style-name="P17">100 Yakit Tuketimi 12</text:p>
      <text:p text:style-name="P17">200 Hedef</text:p>
      <text:p text:style-name="P17">0 Yakit Tuketimi 12</text:p>
      <text:p text:style-name="P17">15 Delik</text:p>
      <text:p text:style-name="P17">25 Delik</text:p>
      <text:p text:style-name="P17">25 Yakit Tuketimi 6</text:p>
      <text:p text:style-name="P17">70 Benzin Istasyonu</text:p>
      <text:p text:style-name="P17">70 Tamirci</text:p>
      <text:p text:style-name="P17">120 Delik</text:p>
      <text:p text:style-name="P17">140 Hedef</text:p>
      <text:p text:style-name="P17">0 Yakit Tuketimi 0</text:p>
      <text:p text:style-name="P4"/>
      <text:p text:style-name="P11">Örnek Output</text:p>
      <text:p text:style-name="P18">6.000</text:p>
      <text:p text:style-name="P18">29.000</text:p>
      <text:p text:style-name="P18">105.700</text:p>
      <text:p text:style-name="P2"/>
      <text:p text:style-name="P12">Time Limit</text:p>
      <text:p text:style-name="P5">C/C++/<text:span text:style-name="T1">Java</text:span>: <text:span text:style-name="T19">0.5 saniye, Python: 1 sani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7T09:33:18.955792896</dc:date>
    <meta:editing-duration>PT1H34M43S</meta:editing-duration>
    <meta:editing-cycles>138</meta:editing-cycles>
    <meta:generator>LibreOffice/5.1.4.2$Linux_X86_64 LibreOffice_project/10m0$Build-2</meta:generator>
    <meta:document-statistic meta:table-count="0" meta:image-count="0" meta:object-count="0" meta:page-count="2" meta:paragraph-count="42" meta:word-count="364" meta:character-count="2621" meta:non-whitespace-character-count="2283"/>
  </office:meta>
</office:document-meta>
</file>